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pitch="variable" style:font-charset="x-symbol"/>
    <style:font-face style:name="Microsoft YaHei2" svg:font-family="'Microsoft YaHei'" style:font-family-generic="system" style:font-pitch="variable" style:font-charset="x-symbol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cm" fo:min-width="1.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77cm" fo:min-width="3.266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152cm" fo:min-width="3.76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Long_20_Dot" svg:stroke-width="0.1cm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3.348cm" fo:min-width="9.633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363cm" fo:min-width="4.89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3cm" fo:min-width="6.005cm"/>
      <style:paragraph-properties style:writing-mode="lr-tb"/>
    </style:style>
    <style:style style:name="gr9" style:family="graphic" style:parent-style-name="standard" style:list-style-name="L1">
      <style:graphic-properties draw:fill="none" draw:textarea-horizontal-align="justify" draw:textarea-vertical-align="middle" draw:auto-grow-height="false" fo:min-height="2.396cm" fo:min-width="3.6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4cm" fo:min-width="3.228cm" draw:shadow="visible" draw:shadow-offset-x="0.1cm" draw:shadow-offset-y="0.1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395cm" fo:min-width="4.8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655cm" fo:min-width="4.71cm"/>
      <style:paragraph-properties style:writing-mode="lr-tb"/>
    </style:style>
    <style:style style:name="gr1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4.173cm" fo:min-width="4.091cm" draw:shadow="visible" draw:shadow-offset-x="0.1cm" draw:shadow-offset-y="0.1cm"/>
      <style:paragraph-properties style:writing-mode="lr-tb"/>
    </style:style>
    <style:style style:name="gr14" style:family="graphic" style:parent-style-name="objectwithoutfill">
      <style:graphic-properties draw:stroke="dash" draw:stroke-dash="Long_20_Dot" draw:marker-end="Extrémités_20_de_20_flèche_20_10" draw:marker-end-width="0.3cm" draw:fill="none" draw:textarea-vertical-align="middle"/>
    </style:style>
    <style:style style:name="gr15" style:family="graphic" style:parent-style-name="objectwithoutfill">
      <style:graphic-properties svg:stroke-width="0.1cm" draw:marker-start-width="0.35cm" draw:marker-end="Extrémités_20_de_20_flèche_20_12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664cm" fo:min-width="2.543cm" draw:shadow="visible" draw:shadow-offset-x="0.1cm" draw:shadow-offset-y="0.1cm"/>
      <style:paragraph-properties style:writing-mode="lr-tb"/>
    </style:style>
    <style:style style:name="gr17" style:family="graphic" style:parent-style-name="objectwithoutfill">
      <style:graphic-properties draw:stroke="dash" draw:stroke-dash="Long_20_Dot" draw:marker-end="Extrémités_20_de_20_flèche_20_13" draw:marker-end-width="0.3cm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Extrémités_20_de_20_flèche_20_14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Long_20_Dot" draw:marker-end="Extrémités_20_de_20_flèche_20_16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3cm" fo:min-width="5.6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462cm" fo:min-width="3.908cm" draw:shadow="visible" draw:shadow-offset-x="0.1cm" draw:shadow-offset-y="0.1cm"/>
      <style:paragraph-properties style:writing-mode="lr-tb"/>
    </style:style>
    <style:style style:name="gr22" style:family="graphic" style:parent-style-name="objectwithoutfill">
      <style:graphic-properties draw:stroke="dash" draw:stroke-dash="Long_20_Dot" draw:marker-end="Extrémités_20_de_20_flèche_20_17" draw:marker-end-width="0.3cm" draw:fill="none" draw:textarea-vertical-align="middle"/>
    </style:style>
    <style:style style:name="gr23" style:family="graphic" style:parent-style-name="objectwithoutfill">
      <style:graphic-properties svg:stroke-width="0.1cm" draw:marker-start-width="0.35cm" draw:marker-end="Extrémités_20_de_20_flèche_20_18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2.38cm" fo:min-width="6.463cm"/>
      <style:paragraph-properties style:writing-mode="lr-tb"/>
    </style:style>
    <style:style style:name="gr25" style:family="graphic" style:parent-style-name="objectwithoutfill">
      <style:graphic-properties draw:stroke="dash" draw:stroke-dash="Long_20_Dot" draw:marker-end="Extrémités_20_de_20_flèche_20_20" draw:marker-end-width="0.3cm" draw:fill="none" draw:textarea-vertical-align="middle"/>
    </style:style>
    <style:style style:name="gr26" style:family="graphic" style:parent-style-name="objectwithoutfill">
      <style:graphic-properties svg:stroke-width="0.1cm" draw:marker-start-width="0.35cm" draw:marker-end="Extrémités_20_de_20_flèche_20_21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textarea-horizontal-align="justify" draw:textarea-vertical-align="middle" draw:auto-grow-height="false" fo:min-height="0.668cm" fo:min-width="0.677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Extrémités_20_de_20_flèche_20_22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 fo:min-height="1.009cm" fo:min-width="1.009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svg:stroke-width="0.1cm" draw:marker-start-width="0.35cm" draw:marker-end="Extrémités_20_de_20_flèche_20_23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3.4cm" fo:min-width="2.635cm" fo:wrap-option="wrap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366cm" fo:min-width="1.573cm" fo:wrap-option="wrap"/>
      <style:paragraph-properties style:writing-mode="lr-tb"/>
    </style:style>
    <style:style style:name="gr33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7.099cm" fo:min-width="0cm" fo:padding-top="0.175cm" fo:padding-bottom="0.175cm" fo:padding-left="0.3cm" fo:padding-right="0.3cm" fo:wrap-option="wrap"/>
    </style:style>
    <style:style style:name="gr34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8.051cm" fo:min-width="0cm" fo:padding-top="0.175cm" fo:padding-bottom="0.175cm" fo:padding-left="0.3cm" fo:padding-right="0.3cm" fo:wrap-option="wrap"/>
    </style:style>
    <style:style style:name="P1" style:family="paragraph">
      <style:paragraph-properties fo:text-align="center" style:writing-mode="lr-tb"/>
      <style:text-properties fo:font-size="12pt" fo:font-weight="bold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 style:writing-mode="lr-tb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/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8pt"/>
    </style:style>
    <style:style style:name="P17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2pt" fo:font-weight="bold"/>
    </style:style>
    <style:style style:name="T2" style:family="text">
      <style:text-properties fo:font-size="16pt"/>
    </style:style>
    <style:style style:name="T3" style:family="text">
      <style:text-properties fo:font-size="8pt"/>
    </style:style>
    <style:style style:name="T4" style:family="text">
      <style:text-properties fo:font-size="10pt"/>
    </style:style>
    <style:style style:name="T5" style:family="text">
      <style:text-properties fo:font-size="9pt" fo:font-style="normal" fo:font-weight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9pt" fo:font-style="normal" fo:text-shadow="none" style:text-underline-style="none" fo:font-weight="bold" style:letter-kerning="true" style:font-name-asian="Symbol" style:font-size-asian="14.5pt" style:font-style-asian="normal" style:font-weight-asian="normal" style:font-name-complex="Symbol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fo:font-style="normal" fo:font-weight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1pt" fo:font-style="normal" fo:text-shadow="none" style:text-underline-style="none" fo:font-weight="bold" style:letter-kerning="true" style:font-name-asian="Symbol" style:font-size-asian="14.5pt" style:font-style-asian="normal" style:font-weight-asian="normal" style:font-name-complex="Symbol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b 58%" fo:font-size="14pt" fo:font-style="normal" fo:font-weight="normal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68253" loext:opacity="100%" fo:font-size="9pt" fo:font-style="normal" fo:font-weight="normal"/>
    </style:style>
    <style:style style:name="T15" style:family="text">
      <style:text-properties fo:font-variant="normal" fo:text-transform="none" fo:color="#168253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68253" loext:opacity="100%" style:text-outline="false" style:text-line-through-style="none" style:text-line-through-type="none" style:font-name="Symbol" fo:font-size="11pt" fo:font-style="normal" fo:text-shadow="none" style:text-underline-style="none" fo:font-weight="bold" style:letter-kerning="true" style:font-name-asian="Symbol" style:font-size-asian="14.5pt" style:font-style-asian="normal" style:font-weight-asian="normal" style:font-name-complex="Symbol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68253" loext:opacity="100%" fo:font-size="11pt" fo:font-style="normal" fo:font-weight="bold"/>
    </style:style>
    <style:style style:name="T18" style:family="text">
      <style:text-properties style:font-name="Source Sans Pro" fo:font-size="9pt"/>
    </style:style>
    <style:style style:name="T19" style:family="text">
      <style:text-properties style:font-name="Source Sans Pro" fo:font-size="10pt"/>
    </style:style>
    <style:style style:name="T20" style:family="text">
      <style:text-properties style:font-name="Source Sans Pro" fo:font-size="11pt" fo:font-weight="bold"/>
    </style:style>
    <style:style style:name="T21" style:family="text">
      <style:text-properties fo:color="#168253" loext:opacity="100%" style:font-name="Source Sans Pro" fo:font-size="11pt" fo:font-weight="bold"/>
    </style:style>
    <style:style style:name="T22" style:family="text">
      <style:text-properties fo:font-size="12pt"/>
    </style:style>
    <style:style style:name="T23" style:family="text">
      <style:text-properties fo:font-size="11pt" fo:font-weight="bold"/>
    </style:style>
    <style:style style:name="T24" style:family="text">
      <style:text-properties fo:color="#168253" loext:opacity="100%" fo:font-size="9pt"/>
    </style:style>
    <style:style style:name="T25" style:family="text">
      <style:text-properties fo:color="#168253" loext:opacity="100%" fo:font-size="10pt"/>
    </style:style>
    <style:style style:name="T26" style:family="text">
      <style:text-properties fo:font-size="10pt" fo:font-style="italic" style:font-style-asian="italic" style:font-style-complex="italic"/>
    </style:style>
    <style:style style:name="T27" style:family="text">
      <style:text-properties fo:color="#168253" loext:opacity="100%" fo:font-size="10pt" fo:font-style="italic" style:font-style-asian="italic" style:font-style-complex="italic"/>
    </style:style>
    <style:style style:name="T28" style:family="text">
      <style:text-properties fo:color="#168253" loext:opacity="100%" fo:font-size="10pt" fo:font-style="normal" fo:font-weight="bold" style:font-style-asian="italic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0pt" fo:font-style="normal" fo:font-weight="bold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2.064cm" svg:height="2.064cm" svg:x="2.808cm" svg:y="1.727cm">
          <text:p text:style-name="P1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922cm" svg:height="2.526cm" svg:x="5.968cm" svg:y="1.496cm">
          <text:p text:style-name="P2"><text:span text:style-name="T2">Aladin</text:span></text:p>
          <text:p text:style-name="P2"><text:span text:style-name="T3">Détermination coord. du centre et taille de la zone de recherche</text:span><text:span text:style-name="T4"> </text:span><text:span text:style-name="T5">(</text:span><text:span text:style-name="T6">a, d</text:span><text:span text:style-name="T5">) et (L, H)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2" draw:id="id2" draw:layer="layout" svg:width="4.26cm" svg:height="1.402cm" svg:x="11.775cm" svg:y="2.058cm">
          <text:p text:style-name="P3"><text:span text:style-name="T7">Transformation</text:span></text:p>
          <text:p text:style-name="P3"><text:span text:style-name="T7">(</text:span><text:span text:style-name="T8">a, d</text:span><text:span text:style-name="T9">)</text:span><text:span text:style-name="T10">HMS</text:span><text:span text:style-name="T9"> → </text:span><text:span text:style-name="T7">(</text:span><text:span text:style-name="T8">a, d</text:span><text:span text:style-name="T7">)</text:span><text:span text:style-name="T11">°.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10.89cm" svg:y1="2.759cm" svg:x2="11.775cm" svg:y2="2.759cm" draw:start-shape="id1" draw:start-glue-point="1" draw:end-shape="id2" draw:end-glue-point="5" svg:d="M10890 2759h885" svg:viewBox="0 0 886 1">
          <text:p/>
        </draw:connector>
        <draw:connector draw:style-name="gr5" draw:text-style-name="P4" draw:layer="layout" svg:x1="13.905cm" svg:y1="3.46cm" svg:x2="14.857cm" svg:y2="4.742cm" draw:start-shape="id2" draw:start-glue-point="6" draw:end-shape="id3" draw:end-glue-point="4" svg:d="M13905 3460v642h952v640" svg:viewBox="0 0 953 1283">
          <text:p/>
        </draw:connector>
        <draw:custom-shape draw:style-name="gr6" draw:text-style-name="P3" xml:id="id3" draw:id="id3" draw:layer="layout" svg:width="10.133cm" svg:height="3.598cm" svg:x="9.79cm" svg:y="4.742cm">
          <text:p text:style-name="P3"><text:span text:style-name="T12">Tap Vizier</text:span></text:p>
          <text:p text:style-name="P3"><text:span text:style-name="T13">Requête avec </text:span><text:span text:style-name="T7">(</text:span><text:span text:style-name="T8">a, d</text:span><text:span text:style-name="T7">)</text:span><text:span text:style-name="T11">°.00</text:span><text:span text:style-name="T7"> et (L, H)°</text:span></text:p>
          <text:p text:style-name="P5"><text:span text:style-name="T14">--WDS_BOX_secteur_cygne_deneb_01</text:span></text:p>
          <text:p text:style-name="P5"><text:span text:style-name="T14">SELECT *</text:span></text:p>
          <text:p text:style-name="P5"><text:span text:style-name="T14">FROM "B/wds/wds"</text:span></text:p>
          <text:p text:style-name="P5"><text:span text:style-name="T15">WHERE 1=CONTAINS(POINT('ICRS',"B/wds/wds".RAJ2000,"B/wds/wds".DEJ2000), BOX('ICRS', </text:span><text:span text:style-name="T16">a, d</text:span><text:span text:style-name="T15">, </text:span><text:span text:style-name="T17">L, H</text:span><text:span text:style-name="T14">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8" draw:id="id8" draw:layer="layout" svg:width="5.397cm" svg:height="2.613cm" svg:x="3.761cm" svg:y="8.973cm">
          <text:p text:style-name="P5"><text:span text:style-name="T18">#############################</text:span></text:p>
          <text:p text:style-name="P5"><text:span text:style-name="T18"># À RENSEIGNER MANUELLEMENT</text:span></text:p>
          <text:p text:style-name="P5"><text:span text:style-name="T18"># constellation ciblée</text:span></text:p>
          <text:p text:style-name="P5"><text:span text:style-name="T19"><text:s text:c="2"/></text:span><text:span text:style-name="T20"><text:s/></text:span><text:span text:style-name="T21"><text:s/></text:span><text:span text:style-name="T21">const_cible = 'Cyg'</text:span></text:p>
          <text:p text:style-name="P5"><text:span text:style-name="T18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6.505cm" svg:height="1.28cm" draw:transform="rotate (1.5707963267949) translate (0.902cm 15.385cm)">
          <draw:text-box>
            <text:p text:style-name="P6"><text:span text:style-name="T12">Astrodm</text:span></text:p>
            <text:p text:style-name="P6"><text:span text:style-name="T22">Module « produit_liste_obs.py »</text:span></text:p>
          </draw:text-box>
        </draw:frame>
        <draw:custom-shape draw:style-name="gr9" draw:text-style-name="P8" draw:layer="layout" svg:width="4.18cm" svg:height="2.646cm" svg:x="16.301cm" svg:y="1.176cm">
          <text:p text:style-name="P3"><text:span text:style-name="T2">Production des listes d’observ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3.727cm" svg:height="1.734cm" svg:x="16.358cm" svg:y="9.454cm">
          <text:p text:style-name="P9"><text:span text:style-name="T12">Notes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5" xml:id="id9" draw:id="id9" draw:layer="layout" svg:width="5.34cm" svg:height="2.645cm" svg:x="3.789cm" svg:y="12.439cm">
          <text:p text:style-name="P5"><text:span text:style-name="T23">Dataframes obtenus :</text:span></text:p>
          <text:p text:style-name="P10"><text:span text:style-name="T24">non_physiques_df</text:span></text:p>
          <text:p text:style-name="P10"><text:span text:style-name="T24">probables_df</text:span></text:p>
          <text:p text:style-name="P10"><text:span text:style-name="T24">probables_Notes_vides_df</text:span></text:p>
          <text:p text:style-name="P10"><text:span text:style-name="T24">probables_Notes_non_vides_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xml:id="id4" draw:id="id4" draw:layer="layout" svg:width="5.21cm" svg:height="1.905cm" svg:x="10.303cm" svg:y="9.373cm">
          <text:p text:style-name="P3"><text:span text:style-name="T23">Affinages successifs</text:span></text:p>
          <text:p text:style-name="P5"><text:span text:style-name="T25">qn = probables_df.query( … )</text:span></text:p>
          <text:p text:style-name="P5"><text:span text:style-name="T4">n = 1, 2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10" draw:id="id10" draw:layer="layout" svg:width="4.59cm" svg:height="5.503cm" svg:x="15.531cm" svg:y="11.483cm">
          <text:p text:style-name="P11"><text:span text:style-name="T22">Feuille de suivi de la liste d’observations</text:span></text:p>
          <text:p text:style-name="P11"><text:span text:style-name="T22">(fichier *.ods)</text:span></text:p>
          <text:p text:style-name="P11"><text:span text:style-name="T22"/></text:p>
          <text:p text:style-name="P12"><text:span text:style-name="T26">Inscription manuelle des systèmes/paires choisies</text:span></text:p>
          <text:p text:style-name="P12"><text:span text:style-name="T26"/></text:p>
          <text:p text:style-name="P12"><text:span text:style-name="T27">colonne </text:span><text:span text:style-name="T28">choisir</text:span><text:span text:style-name="T27"> =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4" draw:layer="layout" svg:x1="15.513cm" svg:y1="10.326cm" svg:x2="16.358cm" svg:y2="10.321cm" draw:start-shape="id4" draw:start-glue-point="7" draw:end-shape="id5" draw:end-glue-point="5" svg:d="M15513 10326h423v-5h422" svg:viewBox="0 0 846 6">
          <text:p/>
        </draw:connector>
        <draw:connector draw:style-name="gr15" draw:text-style-name="P4" draw:layer="layout" draw:type="line" svg:x1="4.872cm" svg:y1="2.759cm" svg:x2="5.968cm" svg:y2="2.759cm" draw:start-shape="id6" draw:start-glue-point="10" draw:end-shape="id1" draw:end-glue-point="3" svg:d="M4872 2759h1096" svg:viewBox="0 0 1097 1">
          <text:p/>
        </draw:connector>
        <draw:custom-shape draw:style-name="gr16" draw:text-style-name="P3" xml:id="id7" draw:id="id7" draw:layer="layout" svg:width="3.042cm" svg:height="1.137cm" svg:x="5.238cm" svg:y="5.108cm">
          <text:p text:style-name="P3"><text:span text:style-name="T22">Fichier *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4" draw:layer="layout" svg:x1="9.79cm" svg:y1="6.541cm" svg:x2="8.28cm" svg:y2="5.677cm" draw:start-shape="id3" draw:start-glue-point="5" draw:end-shape="id7" draw:end-glue-point="7" svg:d="M9790 6541h-705v-864h-805" svg:viewBox="0 0 1511 865">
          <text:p/>
        </draw:connector>
        <draw:connector draw:style-name="gr18" draw:text-style-name="P4" draw:layer="layout" draw:type="line" svg:x1="6.46cm" svg:y1="11.586cm" svg:x2="6.459cm" svg:y2="12.439cm" draw:start-shape="id8" draw:start-glue-point="6" draw:end-shape="id9" draw:end-glue-point="4" svg:d="M6460 11586l-1 853" svg:viewBox="0 0 2 854">
          <text:p/>
        </draw:connector>
        <draw:connector draw:style-name="gr19" draw:text-style-name="P4" draw:layer="layout" svg:x1="12.908cm" svg:y1="11.278cm" svg:x2="15.531cm" svg:y2="14.235cm" draw:start-shape="id4" draw:start-glue-point="6" draw:end-shape="id10" draw:end-glue-point="5" svg:d="M12908 11278v2957h2623" svg:viewBox="0 0 2624 2958">
          <text:p/>
        </draw:connector>
        <draw:frame draw:style-name="gr20" draw:text-style-name="P7" draw:layer="layout" svg:width="6.145cm" svg:height="1.28cm" draw:transform="rotate (1.5707963267949) translate (5.109cm 22.179cm)">
          <draw:text-box>
            <text:p text:style-name="P6"><text:span text:style-name="T12">Astrodm</text:span></text:p>
            <text:p text:style-name="P6"><text:span text:style-name="T22">Module « cree_systemes.py »</text:span></text:p>
          </draw:text-box>
        </draw:frame>
        <draw:custom-shape draw:style-name="gr21" draw:text-style-name="P9" xml:id="id12" draw:id="id12" draw:layer="layout" svg:width="4.407cm" svg:height="2.13cm" svg:x="8.513cm" svg:y="15.83cm">
          <text:p text:style-name="P9"><text:span text:style-name="T12">*.log</text:span></text:p>
          <text:p text:style-name="P9"><text:span text:style-name="T4">(jourmal automatique des résultat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2" draw:text-style-name="P4" draw:layer="layout" svg:x1="20.121cm" svg:y1="14.235cm" svg:x2="17.258cm" svg:y2="19.751cm" draw:start-shape="id10" draw:start-glue-point="7" draw:end-shape="id11" draw:end-glue-point="7" svg:d="M20121 14235h602v5516h-3465" svg:viewBox="0 0 3466 5517">
          <text:p/>
        </draw:connector>
        <draw:connector draw:style-name="gr23" draw:text-style-name="P4" draw:layer="layout" svg:x1="9.129cm" svg:y1="13.762cm" svg:x2="10.303cm" svg:y2="10.326cm" draw:start-shape="id9" draw:start-glue-point="7" draw:end-shape="id4" draw:end-glue-point="5" svg:d="M9129 13762h588v-3436h586" svg:viewBox="0 0 1175 3437">
          <text:p/>
        </draw:connector>
        <draw:custom-shape draw:style-name="gr24" draw:text-style-name="P3" xml:id="id11" draw:id="id11" draw:layer="layout" svg:width="6.963cm" svg:height="2.63cm" svg:x="10.295cm" svg:y="18.436cm">
          <text:p text:style-name="P3"><text:span text:style-name="T29">Pour chaque systèmes/paire</text:span></text:p>
          <text:p text:style-name="P3"><text:span text:style-name="T29">Si </text:span><text:span text:style-name="T26">colonne </text:span><text:span text:style-name="T30">choisir</text:span><text:span text:style-name="T26"> == 1</text:span></text:p>
          <text:p text:style-name="P3"><text:span text:style-name="T22">Alors création des répertoires :</text:span></text:p>
          <text:p text:style-name="P3"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svg:x1="13.777cm" svg:y1="18.436cm" svg:x2="12.92cm" svg:y2="16.895cm" draw:start-shape="id11" draw:start-glue-point="4" draw:end-shape="id12" draw:end-glue-point="7" svg:d="M13777 18436v-1541h-857" svg:viewBox="0 0 858 1542">
          <text:p/>
        </draw:connector>
        <draw:connector draw:style-name="gr25" draw:text-style-name="P4" draw:layer="layout" svg:x1="5.238cm" svg:y1="5.677cm" svg:x2="3.761cm" svg:y2="10.28cm" draw:start-shape="id7" draw:start-glue-point="5" draw:end-shape="id8" draw:end-glue-point="5" svg:d="M5238 5677h-1979v4603h502" svg:viewBox="0 0 1980 4604">
          <text:p/>
        </draw:connector>
        <draw:connector draw:style-name="gr26" draw:text-style-name="P4" draw:layer="layout" draw:type="line" svg:x1="6.46cm" svg:y1="7.69cm" svg:x2="6.46cm" svg:y2="8.973cm" draw:start-shape="id13" draw:start-glue-point="8" draw:end-shape="id8" draw:end-glue-point="4" svg:d="M6460 7690v1283" svg:viewBox="0 0 1 1284">
          <text:p/>
        </draw:connector>
        <draw:custom-shape draw:style-name="gr27" draw:text-style-name="P1" xml:id="id13" draw:id="id13" draw:layer="layout" svg:width="0.957cm" svg:height="0.944cm" svg:x="5.981cm" svg:y="6.7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14" draw:id="id14" draw:layer="layout" svg:width="0.957cm" svg:height="0.944cm" svg:x="13.298cm" svg:y="21.94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4" draw:layer="layout" draw:type="line" svg:x1="13.777cm" svg:y1="21.947cm" svg:x2="13.777cm" svg:y2="21.066cm" draw:start-shape="id14" draw:start-glue-point="4" draw:end-shape="id11" draw:end-glue-point="6" svg:d="M13777 21947v-881" svg:viewBox="0 0 1 882">
          <text:p/>
        </draw:connector>
        <draw:custom-shape draw:style-name="gr29" draw:text-style-name="P1" xml:id="id15" draw:id="id15" draw:layer="layout" svg:width="1.427cm" svg:height="1.427cm" svg:x="7.73cm" svg:y="19.038cm">
          <text:p text:style-name="P1"><text:span text:style-name="T1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4" draw:layer="layout" draw:type="line" svg:x1="10.295cm" svg:y1="19.751cm" svg:x2="9.157cm" svg:y2="19.752cm" draw:start-shape="id11" draw:start-glue-point="5" draw:end-shape="id15" draw:end-glue-point="10" svg:d="M10295 19751l-1138 1" svg:viewBox="0 0 1139 2">
          <text:p/>
        </draw:connector>
        <draw:custom-shape draw:style-name="gr31" draw:text-style-name="P15" draw:layer="layout" svg:width="3.385cm" svg:height="3.94cm" svg:x="15.831cm" svg:y="21.672cm">
          <text:p text:style-name="P14"><text:span text:style-name="T22">Création de la structure de répertoires et du fichier information système</text:span></text:p>
          <draw:enhanced-geometry svg:viewBox="0 0 21600 21600" draw:text-areas="800 800 20800 20800" draw:type="round-rectangular-callout" draw:modifiers="-8273.83343177791 4483.32910428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7" draw:layer="layout" svg:width="2.237cm" svg:height="1.744cm" svg:x="3.411cm" svg:y="6.649cm">
          <text:p text:style-name="P16"><text:span text:style-name="T3">Affinage des résultats de Tap Vizier</text:span></text:p>
          <draw:enhanced-geometry svg:viewBox="0 0 21600 21600" draw:text-areas="800 800 20800 20800" draw:type="round-rectangular-callout" draw:modifiers="25161.3941018767 5867.27793696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4" draw:layer="layout" svg:width="0.999cm" svg:height="7.857cm" svg:x="6.813cm" svg:y="15.3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4" draw:layer="layout" svg:width="0.999cm" svg:height="8.863cm" svg:x="2.352cm" svg:y="6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pitch="variable" style:font-charset="x-symbol"/>
    <style:font-face style:name="Microsoft YaHei2" svg:font-family="'Microsoft YaHei'" style:font-family-generic="system" style:font-pitch="variable" style:font-charset="x-symbol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31T12:17:06.618000000</meta:creation-date>
    <dc:date>2023-09-11T11:50:43.626000000</dc:date>
    <meta:editing-duration>P8DT1H6M30S</meta:editing-duration>
    <meta:editing-cycles>60</meta:editing-cycles>
    <meta:generator>LibreOffice/7.4.4.2$Windows_X86_64 LibreOffice_project/85569322deea74ec9134968a29af2df5663baa21</meta:generator>
    <meta:print-date>2023-09-11T11:48:16.509000000</meta:print-date>
    <meta:document-statistic meta:object-count="36"/>
  </office:meta>
</office:document-meta>
</file>